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E7F3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Symmetric_20_Arrow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marker-start="Symmetric_20_Arrow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Symmetric_20_Arrow" draw:textarea-horizontal-align="center" draw:textarea-vertical-align="middle" draw:shadow="hidden"/>
    </style:style>
    <style:style style:name="gr4" style:family="graphic" style:parent-style-name="standard">
      <style:graphic-properties draw:marker-start="Symmetric_20_Arrow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onnector draw:style-name="gr1" draw:text-style-name="P1" draw:layer="layout" draw:type="curve" svg:x1="9.446cm" svg:y1="5.906cm" svg:x2="6.519cm" svg:y2="3.603cm" draw:end-shape="id1" draw:end-glue-point="1" svg:d="m9446 5906c-1819 0-356-2303-2927-2303">
              <text:p/>
            </draw:connector>
            <draw:frame draw:style-name="gr2" draw:text-style-name="P1" draw:id="id2" draw:layer="layout" svg:width="0.737cm" svg:height="2.819cm" svg:x="9.38cm" svg:y="5.482cm">
              <draw:image xlink:href="Pictures/100000000000002A000000A0EE7F3E8A.png" xlink:type="simple" xlink:show="embed" xlink:actuate="onLoad">
                <text:p/>
              </draw:image>
            </draw:frame>
            <draw:connector draw:style-name="gr1" draw:text-style-name="P1" draw:layer="layout" draw:type="curve" svg:x1="9.38cm" svg:y1="6.891cm" svg:x2="6.519cm" svg:y2="6.894cm" draw:start-shape="id2" draw:start-glue-point="3" draw:end-shape="id3" draw:end-glue-point="1" svg:d="m9380 6891c-2145 0-715 3-2861 3">
              <text:p/>
            </draw:connector>
            <draw:g>
              <draw:rect draw:style-name="gr3" draw:text-style-name="P2" draw:id="id1" draw:layer="layout" svg:width="1.335cm" svg:height="2.54cm" svg:x="5.184cm" svg:y="2.333cm">
                <text:p text:style-name="P1"><text:span text:style-name="T1">Lamp</text:span></text:p>
              </draw:rect>
              <draw:custom-shape draw:style-name="gr4" draw:text-style-name="P3" draw:layer="layout" svg:width="2.144cm" svg:height="0.648cm" svg:x="3.016cm" svg:y="2.966cm">
                <text:p text:style-name="P3"><text:span text:style-name="T1">Turn On</text:span></text:p>
                <draw:enhanced-geometry svg:viewBox="0 0 21600 21600" draw:text-areas="0 0 21600 21600" draw:type="pentagon-right" draw:modifiers="18075.5244755245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4" draw:text-style-name="P3" draw:layer="layout" svg:width="2.144cm" svg:height="0.648cm" svg:x="3.016cm" svg:y="3.589cm">
                <text:p text:style-name="P3"><text:span text:style-name="T1">Turn Off</text:span></text:p>
                <draw:enhanced-geometry svg:viewBox="0 0 21600 21600" draw:text-areas="0 0 21600 21600" draw:type="pentagon-right" draw:modifiers="18075.5244755245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</draw:g>
            <draw:g draw:id="id3">
              <draw:rect draw:style-name="gr3" draw:text-style-name="P2" draw:layer="layout" svg:width="1.335cm" svg:height="2.54cm" svg:x="5.184cm" svg:y="5.624cm">
                <text:p text:style-name="P1"><text:span text:style-name="T1">Lamp</text:span></text:p>
              </draw:rect>
              <draw:custom-shape draw:style-name="gr4" draw:text-style-name="P3" draw:layer="layout" svg:width="2.144cm" svg:height="0.648cm" svg:x="3.016cm" svg:y="6.257cm">
                <text:p text:style-name="P3"><text:span text:style-name="T1">Turn On</text:span></text:p>
                <draw:enhanced-geometry svg:viewBox="0 0 21600 21600" draw:text-areas="0 0 21600 21600" draw:type="pentagon-right" draw:modifiers="18075.5244755245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4" draw:text-style-name="P3" draw:layer="layout" svg:width="2.144cm" svg:height="0.648cm" svg:x="3.016cm" svg:y="6.88cm">
                <text:p text:style-name="P3"><text:span text:style-name="T1">Turn Off</text:span></text:p>
                <draw:enhanced-geometry svg:viewBox="0 0 21600 21600" draw:text-areas="0 0 21600 21600" draw:type="pentagon-right" draw:modifiers="18075.5244755245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</draw:g>
            <draw:g draw:id="id4">
              <draw:rect draw:style-name="gr3" draw:text-style-name="P2" draw:layer="layout" svg:width="1.335cm" svg:height="2.54cm" svg:x="5.184cm" svg:y="8.912cm">
                <text:p text:style-name="P1"><text:span text:style-name="T1">Lamp</text:span></text:p>
              </draw:rect>
              <draw:custom-shape draw:style-name="gr4" draw:text-style-name="P3" draw:layer="layout" svg:width="2.144cm" svg:height="0.648cm" svg:x="3.016cm" svg:y="9.545cm">
                <text:p text:style-name="P3"><text:span text:style-name="T1">Turn On</text:span></text:p>
                <draw:enhanced-geometry svg:viewBox="0 0 21600 21600" draw:text-areas="0 0 21600 21600" draw:type="pentagon-right" draw:modifiers="18075.5244755245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4" draw:text-style-name="P3" draw:layer="layout" svg:width="2.144cm" svg:height="0.648cm" svg:x="3.016cm" svg:y="10.168cm">
                <text:p text:style-name="P3"><text:span text:style-name="T1">Turn Off</text:span></text:p>
                <draw:enhanced-geometry svg:viewBox="0 0 21600 21600" draw:text-areas="0 0 21600 21600" draw:type="pentagon-right" draw:modifiers="18075.5244755245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</draw:g>
            <draw:connector draw:style-name="gr1" draw:text-style-name="P1" draw:layer="layout" draw:type="curve" svg:x1="9.446cm" svg:y1="7.8cm" svg:x2="6.519cm" svg:y2="10.182cm" draw:end-shape="id4" draw:end-glue-point="1" svg:d="m9446 7800c-1819 0-356 2382-2927 2382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3T23:13:12</dc:date>
    <dc:creator>David Harris</dc:creator>
    <meta:editing-duration>PT10H11M38S</meta:editing-duration>
    <meta:editing-cycles>22</meta:editing-cycles>
    <meta:generator>OpenOffice.org/3.1$Unix OpenOffice.org_project/310m11$Build-9399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